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Noto Sans SC" svg:font-family="'Noto Sans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paragraph-rsid="001d4859"/>
    </style:style>
    <style:style style:name="P2" style:family="paragraph" style:parent-style-name="Standard">
      <style:text-properties officeooo:rsid="001d4859" officeooo:paragraph-rsid="001d4859"/>
    </style:style>
    <style:style style:name="P3" style:family="paragraph" style:parent-style-name="Text_20_body">
      <style:text-properties officeooo:rsid="001d4859" officeooo:paragraph-rsid="001d4859"/>
    </style:style>
    <style:style style:name="P4" style:family="paragraph" style:parent-style-name="Text_20_body">
      <style:text-properties officeooo:rsid="001d4859"/>
    </style:style>
    <style:style style:name="P5" style:family="paragraph" style:parent-style-name="Horizontal_20_Line">
      <style:text-properties officeooo:rsid="001d4859"/>
    </style:style>
    <style:style style:name="P6" style:family="paragraph" style:parent-style-name="Heading_20_3">
      <style:text-properties officeooo:rsid="001d4859"/>
    </style:style>
    <style:style style:name="P7" style:family="paragraph" style:parent-style-name="Preformatted_20_Text">
      <style:text-properties officeooo:rsid="001d4859"/>
    </style:style>
    <style:style style:name="P8" style:family="paragraph" style:parent-style-name="Preformatted_20_Text">
      <style:paragraph-properties fo:margin-left="0in" fo:margin-right="0in" fo:text-indent="0in" style:auto-text-indent="false" style:writing-mode="lr-tb"/>
      <style:text-properties officeooo:rsid="001d4859"/>
    </style:style>
    <style:style style:name="P9" style:family="paragraph" style:parent-style-name="Preformatted_20_Text">
      <style:paragraph-properties style:writing-mode="lr-tb"/>
      <style:text-properties officeooo:rsid="001d4859"/>
    </style:style>
    <style:style style:name="P10" style:family="paragraph" style:parent-style-name="Preformatted_20_Text">
      <style:paragraph-properties fo:margin-top="0in" fo:margin-bottom="0.1965in" style:contextual-spacing="false" style:writing-mode="lr-tb"/>
      <style:text-properties officeooo:rsid="001d4859"/>
    </style:style>
    <style:style style:name="P11" style:family="paragraph" style:parent-style-name="Text_20_body" style:list-style-name="L1">
      <style:text-properties officeooo:rsid="001d4859"/>
    </style:style>
    <style:style style:name="P12" style:family="paragraph" style:parent-style-name="Text_20_body" style:list-style-name="L2">
      <style:text-properties officeooo:rsid="001d4859"/>
    </style:style>
    <style:style style:name="T1" style:family="text">
      <style:text-properties officeooo:rsid="001d4859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Question: </text:span>How to extend a class, e.g. the array class, with additional selfmade methods, in python. </text:p>
      <text:p text:style-name="P1"/>
      <text:p text:style-name="P2">Answer:</text:p>
      <text:p text:style-name="P2"/>
      <text:p text:style-name="P3">To extend a class like Python's built-in <text:span text:style-name="Source_20_Text">array</text:span> (from the <text:span text:style-name="Source_20_Text">array</text:span> module), you can subclass it and then add your own custom methods.</text:p>
      <text:p text:style-name="P4">Here’s a step-by-step example.</text:p>
      <text:p text:style-name="P5"/>
      <text:h text:style-name="P6" text:outline-level="3">✅ Step 1: Import and subclass <text:span text:style-name="Source_20_Text">array.array</text:span></text:h>
      <text:p text:style-name="P7">python</text:p>
      <text:p text:style-name="P7"/>
      <text:p text:style-name="P8"><text:span text:style-name="Source_20_Text">from array import array</text:span></text:p>
      <text:p text:style-name="P9"/>
      <text:p text:style-name="P9"><text:span text:style-name="Source_20_Text">class MyArray(array):</text:span></text:p>
      <text:p text:style-name="P9"><text:span text:style-name="Source_20_Text"><text:s text:c="4"/>def __init__(self, typecode, initializer):</text:span></text:p>
      <text:p text:style-name="P9"><text:span text:style-name="Source_20_Text"><text:s text:c="8"/># Call the parent constructor</text:span></text:p>
      <text:p text:style-name="P9"><text:span text:style-name="Source_20_Text"><text:s text:c="8"/>super().__init__(typecode, initializer)</text:span></text:p>
      <text:p text:style-name="P9"><text:span text:style-name="Source_20_Text"><text:s text:c="4"/></text:span></text:p>
      <text:p text:style-name="P9"><text:span text:style-name="Source_20_Text"><text:s text:c="4"/># Add your custom method</text:span></text:p>
      <text:p text:style-name="P9"><text:span text:style-name="Source_20_Text"><text:s text:c="4"/>def sum_of_squares(self):</text:span></text:p>
      <text:p text:style-name="P10"><text:span text:style-name="Source_20_Text"><text:s text:c="8"/>return sum(x * x for x in self)</text:span></text:p>
      <text:p text:style-name="P5"/>
      <text:h text:style-name="P6" text:outline-level="3">✅ Step 2: Use your extended class</text:h>
      <text:p text:style-name="P7">python</text:p>
      <text:p text:style-name="P7"/>
      <text:p text:style-name="P8"><text:span text:style-name="Source_20_Text">a = MyArray('i', [1, 2, 3, 4])</text:span></text:p>
      <text:p text:style-name="P9"><text:span text:style-name="Source_20_Text">print(a) <text:s text:c="20"/># array('i', [1, 2, 3, 4])</text:span></text:p>
      <text:p text:style-name="P10"><text:span text:style-name="Source_20_Text">print(a.sum_of_squares()) <text:s text:c="3"/># 30</text:span></text:p>
      <text:p text:style-name="P5"/>
      <text:h text:style-name="P6" text:outline-level="3">🧠 Explanation</text:h>
      <text:list text:style-name="L1">
        <text:list-item>
          <text:p text:style-name="P11"><text:span text:style-name="Source_20_Text">array</text:span> is a low-level sequence from Python’s <text:span text:style-name="Source_20_Text">array</text:span> module.</text:p>
        </text:list-item>
        <text:list-item>
          <text:p text:style-name="P11"><text:span text:style-name="Source_20_Text">typecode</text:span> (like <text:span text:style-name="Source_20_Text">'i'</text:span> for integers, <text:span text:style-name="Source_20_Text">'f'</text:span> for floats) must be passed explicitly when creating an <text:span text:style-name="Source_20_Text">array</text:span>.</text:p>
        </text:list-item>
        <text:list-item>
          <text:p text:style-name="P11">Your class inherits all array functionality and adds your own.</text:p>
        </text:list-item>
      </text:list>
      <text:p text:style-name="P5"/>
      <text:h text:style-name="P6" text:outline-level="3">⚠️ Gotchas</text:h>
      <text:list text:style-name="L2">
        <text:list-item>
          <text:p text:style-name="P12"><text:span text:style-name="Source_20_Text">array.array</text:span> is written in C, so not all built-in methods can be overridden cleanly.</text:p>
        </text:list-item>
        <text:list-item>
          <text:p text:style-name="P12">If you want more flexibility or high-level features, consider subclassing <text:span text:style-name="Source_20_Text">list</text:span> or using <text:span text:style-name="Source_20_Text">numpy.ndarray</text:span> (if you're doing scientific work).</text:p>
        </text:list-item>
      </text:list>
      <text:p text:style-name="P5"/>
      <text:h text:style-name="P6" text:outline-level="3"><text:soft-page-break/>✅ Alternative: Subclassing <text:span text:style-name="Source_20_Text">list</text:span> (simpler for most use cases)</text:h>
      <text:p text:style-name="P7">python</text:p>
      <text:p text:style-name="P7"/>
      <text:p text:style-name="P8"><text:span text:style-name="Source_20_Text">class MyList(list):</text:span></text:p>
      <text:p text:style-name="P9"><text:span text:style-name="Source_20_Text"><text:s text:c="4"/>def sum_of_squares(self):</text:span></text:p>
      <text:p text:style-name="P9"><text:span text:style-name="Source_20_Text"><text:s text:c="8"/>return sum(x * x for x in self)</text:span></text:p>
      <text:p text:style-name="P9"/>
      <text:p text:style-name="P9"><text:span text:style-name="Source_20_Text">l = MyList([1, 2, 3, 4])</text:span></text:p>
      <text:p text:style-name="P10"><text:span text:style-name="Source_20_Text">print(l.sum_of_squares()) <text:s/># 30</text:span></text:p>
      <text:p text:style-name="P5"/>
      <text:p text:style-name="P4">Would you like a NumPy-based example too?</text:p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Noto Sans SC" svg:font-family="'Noto Sans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SC" style:font-family-asian="'Noto Sans SC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8-02T20:09:58.185337300</meta:creation-date>
    <dc:date>2025-08-02T20:11:21.116259100</dc:date>
    <meta:editing-duration>PT1M23S</meta:editing-duration>
    <meta:editing-cycles>1</meta:editing-cycles>
    <meta:document-statistic meta:table-count="0" meta:image-count="0" meta:object-count="0" meta:page-count="2" meta:paragraph-count="35" meta:word-count="224" meta:character-count="1456" meta:non-whitespace-character-count="1194"/>
    <meta:generator>LibreOffice/25.2.4.3$Windows_X86_64 LibreOffice_project/33e196637044ead23f5c3226cde09b47731f7e27</meta:generator>
  </office:meta>
</office:document-meta>
</file>